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fo:line-height="200%"/>
      <style:text-properties style:font-name="Times New Roman"/>
    </style:style>
    <style:style style:name="P2" style:parent-style-name="Standard" style:family="paragraph">
      <style:paragraph-properties fo:text-align="end" fo:line-height="200%"/>
      <style:text-properties style:font-name="Times New Roman"/>
    </style:style>
    <style:style style:name="P3" style:parent-style-name="Standard" style:family="paragraph">
      <style:paragraph-properties fo:text-align="end" fo:line-height="200%"/>
      <style:text-properties style:font-name="Times New Roman"/>
    </style:style>
    <style:style style:name="P4" style:parent-style-name="Standard" style:family="paragraph">
      <style:paragraph-properties fo:text-align="center" fo:line-height="200%"/>
      <style:text-properties style:font-name="Times New Roman"/>
    </style:style>
    <style:style style:name="P5" style:parent-style-name="Standard" style:family="paragraph">
      <style:paragraph-properties fo:line-height="200%"/>
      <style:text-properties style:font-name="Times New Roman"/>
    </style:style>
    <style:style style:name="P6" style:parent-style-name="Standard" style:family="paragraph">
      <style:paragraph-properties fo:line-height="200%"/>
      <style:text-properties style:font-name="Times New Roman"/>
    </style:style>
    <style:style style:name="P7" style:parent-style-name="Standard" style:family="paragraph">
      <style:paragraph-properties fo:line-height="200%"/>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P18" style:parent-style-name="Standard" style:family="paragraph">
      <style:paragraph-properties fo:line-height="200%"/>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office:automatic-styles>
  <office:body>
    <office:text text:use-soft-page-breaks="true">
      <text:p text:style-name="P1">Tanveer Salim</text:p>
      <text:p text:style-name="P2">Delegation of Tasks For FOSS RESEARCH</text:p>
      <text:p text:style-name="P3">October 30, 2019</text:p>
      <text:p text:style-name="P4">Outline of Tasks:</text:p>
      <text:p text:style-name="P5">Tanveer Salim: Currently implementing the compression algorithm (“Variable-Byte Encoding”) that will be used to compress documents in the online<text:s/>database. This is very close to being complete. Once this is complete, I will assist James and Joseph implement an algorithm to index documents and manage SQL databases.</text:p>
      <text:p text:style-name="P6">Nick S. Heller: Oversee social media marketing of the blog and the project on Twitter<text:s/>and Mastodon. Nick has also pointed out the usefulness of the TTU Innovation Hub. Nick has experience in performing successful sales, so we should trust him in his ability to promote the project. Nick has also volunteered to assist me (Tanveer) implement the web crawler using the PageRank algorithm. A web crawler is a program that scavenges the internet for relevant files based on a search query. Web crawlers run 24/7 constantly scavenging for data that the user has requested.</text:p>
      <text:p text:style-name="P7"><text:span text:style-name="T8">James P. Wagner: James has agr</text:span><text:span text:style-name="T9">eed to research with me (Tanveer) on how indexing databases works. He has volunteered to digest the contents of Chapter<text:s/></text:span><text:span text:style-name="T10">2.1</text:span><text:span text:style-name="T11"><text:s/>“In</text:span><text:span text:style-name="T12">verting Indices</text:span><text:span text:style-name="T13">” from the work “</text:span><text:span text:style-name="T14">Information Retrieval: Implementing and Evaluating Search Engines</text:span><text:span text:style-name="T15">” by the end of this Halloween weekend. This book is critical in our understanding of how<text:s/></text:span><text:span text:style-name="T16">search engines work. James has also volunteered to instruct Joseph on how indexing works, as he also has volunteered to manage the databases. James is the most experienced individual in using web database technologies, so we should trust him on this matter</text:span><text:span text:style-name="T17">.</text:span></text:p>
      <text:p text:style-name="P18"><text:span text:style-name="T19">Joseph Rodriguez: Joseph has volunteered to manage the search engine database. He is currently learning SQL and how to manage SQL databases in preparation for this. He will work with James on indexing<text:s/></text:span><text:span text:style-name="T20">a little after the week of November 8, 2019</text:span><text:span text:style-name="T21">.<text:s/></text:span><text:span text:style-name="T22">He is currently following a tutorial on designing a<text:s/></text:span><text:soft-page-break/><text:span text:style-name="T23">weblog user database.<text:s/></text:span><text:span text:style-name="T24">Joseph is</text:span><text:span text:style-name="T25"><text:s/>also responsible for administrating the Linux server that will be used to host the search eng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alim, Tanveer</dc:creator>
    <meta:creation-date>2019-10-30T20:26:00Z</meta:creation-date>
    <dc:date>2019-10-31T05:25:00Z</dc:date>
    <meta:template xlink:href="Normal" xlink:type="simple"/>
    <meta:editing-cycles>15</meta:editing-cycles>
    <meta:editing-duration>PT2460S</meta:editing-duration>
    <meta:document-statistic meta:page-count="2" meta:paragraph-count="3" meta:word-count="298" meta:character-count="1997" meta:row-count="14" meta:non-whitespace-character-count="1702"/>
  </office:meta>
</office:document-meta>
</file>